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style:writing-mode="lr-tb"/>
      <style:text-properties style:font-name="Times New Roman" officeooo:paragraph-rsid="00051b74" style:font-name-asian="Times New Roman" style:font-name-complex="Times New Roman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51b74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51b74" style:font-name-asian="Times New Roman" style:font-weight-asian="bold" style:font-name-complex="Times New Roman" style:font-weight-complex="bold"/>
    </style:style>
    <style:style style:name="T6" style:family="text">
      <style:text-properties officeooo:rsid="00051b7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A</text:span><text:span text:style-name="T4">luno</text:span><text:span text:style-name="T2">: </text:span><text:span text:style-name="T3">Rogério Tristão Junior<text:tab/></text:span><text:span text:style-name="T2"><text:tab/><text:tab/><text:tab/><text:tab/><text:tab/><text:tab/></text:span><text:span text:style-name="T4">Data:</text:span><text:span text:style-name="T2"> 10/10/2013</text:span></text:p>
      <text:p text:style-name="P6"><text:span text:style-name="T4">Fase/Iteração:</text:span><text:span text:style-name="T2"> Iteração 2<text:tab/><text:tab/><text:tab/><text:tab/><text:tab/><text:tab/></text:span><text:span text:style-name="T4">Esforço Total:</text:span><text:span text:style-name="T2"> </text:span><text:span text:style-name="T3">7,5</text:span><text:span text:style-name="T2"> horas</text:span></text:p>
      <text:p text:style-name="P7"/>
      <text:p text:style-name="P6"><text:span text:style-name="T4">Atividade: </text:span><text:span text:style-name="T5">Produzir Tutorial Maven<text:tab/><text:tab/><text:tab/><text:tab/><text:tab/></text:span><text:span text:style-name="T4"> <text:s text:c="12"/>Esforço: </text:span><text:span text:style-name="T5">5,5</text:span><text:span text:style-name="T4"> horas</text:span></text:p>
      <text:p text:style-name="P7">Descrição: <text:span text:style-name="T6">Produzir um tutorial introdutório sobre o maven</text:span><text:tab/></text:p>
      <text:p text:style-name="P7">Produtos: <text:span text:style-name="T6">Tutorial do Maven</text:span></text:p>
      <text:p text:style-name="P7">Equipe: <text:span text:style-name="T6">Rogério Tristão Junior</text:span></text:p>
      <text:p text:style-name="P8">Artefato: <text:s/><text:span text:style-name="T6">RELPREV-022013-PCP-Tutorial_Maven</text:span></text:p>
      <text:p text:style-name="P3"/>
      <text:p text:style-name="P6"><text:span text:style-name="T4">Atividade: </text:span><text:span text:style-name="T5">Treinamento básico de utilização do maven</text:span><text:span text:style-name="T2"><text:tab/><text:tab/><text:tab/></text:span><text:span text:style-name="T4">Esforço: </text:span><text:span text:style-name="T5">2</text:span><text:span text:style-name="T4"> horas</text:span></text:p>
      <text:p text:style-name="P7">Descrição: <text:span text:style-name="T6">Explicado os principais comandos e um pouco sobre a estrutura do maven para o Muryllo Tiraza</text:span><text:tab/></text:p>
      <text:p text:style-name="P7">Produtos: <text:span text:style-name="T6">Nenhum</text:span></text:p>
      <text:p text:style-name="P7">Equipe: <text:span text:style-name="T6">Rogério Tristão Junior / Muryllo Tiraza</text:span></text:p>
      <text:p text:style-name="P4">Artefato: <text:span text:style-name="T6">Nenh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/>
    <meta:initial-creator/>
    <meta:editing-cycles>6</meta:editing-cycles>
    <dc:date>2013-10-11T08:31:51.37</dc:date>
    <meta:editing-duration>P0D</meta:editing-duration>
    <meta:document-statistic meta:table-count="0" meta:image-count="1" meta:object-count="0" meta:page-count="1" meta:paragraph-count="15" meta:word-count="94" meta:character-count="733" meta:non-whitespace-character-count="619"/>
  </office:meta>
</office:document-meta>
</file>